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Osobiście nie spodziewałem się, że twórcy doprowadzą kiedyś do większego rozwinięcia marzeń Rarity związanych z Canterlotem. Jednak dopuścili do spełnienia jednego z nich, a mianowicie posiadania butiku w stolicy. To, co mi się spodobało w odcinku, to piosenka. Wprawdzie nie jest jedną z tych, która gra mi w głowie przez kilka dni, ale mimo wszystko już do niej wracałem, by sobie ją jeszcze raz czy dwa posłuchać. Fabuła odcinka, według mnie, mimo znaczącego postępu historii, była przyjemna i prosta, czyli serial po przerwie wznawia bez jakiegoś wykopu. Było jednak ciekawie, w sporej mierze dzięki nowym postaciom, zarówno pierwszo-, jak i drugoplanowym. Ale do słodkiej Celestii, co to za potworek był na końcu odcinka? Jeżeli ktoś ma jakieś pomysły, niech się nie krępuje i pisze w komentarzu na forum mlppolska lub FGE. Może nawet najciekawszy komentarz jakoś nagrodzę?</text:p>
      <text:p text:style-name="P1"/>
      <text:p text:style-name="P1">Cahan</text:p>
      <text:p text:style-name="P1">Brawo! Nareszcie dobry odcinek i to poświęcony jednej z moich ulubionych postaci. Widać też, że twórcy nieco dojrzeli po pierwszej akcji z Flimem i Flamem. Sama Sassy jest postacią pozytywną. Ona pozwoliła Rarci osiągnąć sukces. Kobyła-manager świetnie orientowała się w tym, jak się robi biznes, a sam konflikt polegał na tym, że każda z nich inaczej rozumiała pojęcie sukcesu. Piosenka może i podobna do „Art of the Dress”, ale i tak bardzo fajna. Na plus trzeba też zaliczyć nowe suknie (tym razem ładne, zwłaszcza Reign in Stain) oraz kuce. W końcu Hajsbro wzięło się do roboty i przestało wszędzie wstawiać rekolory, na dodatek wielokrotnie powielane w danym kadrze. A że niektóre brzydkie? No cóż, ludzie na ulicy też bywają brzydcy, ale z tego już nikt tragedii nie rob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_64 LibreOffice_project/1b1a90865e348b492231e1c451437d7a15bb262b</meta:generator>
    <dc:title/>
    <meta:initial-creator/>
    <meta:editing-cycles>2</meta:editing-cycles>
    <dc:date>2015-10-15T07:35:17.077000000</dc:date>
    <meta:editing-duration>PT9H37M11S</meta:editing-duration>
    <meta:document-statistic meta:table-count="0" meta:image-count="0" meta:object-count="0" meta:page-count="1" meta:paragraph-count="4" meta:word-count="267" meta:character-count="1668" meta:non-whitespace-character-count="1405"/>
  </office:meta>
</office:document-meta>
</file>